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15%"/>
    </style:style>
    <style:style style:name="P2" style:family="paragraph" style:parent-style-name="Standard">
      <style:paragraph-properties fo:margin-top="0.0693in" fo:margin-bottom="0.139in" loext:contextual-spacing="false" fo:line-height="150%" fo:orphans="0" fo:widows="0"/>
    </style:style>
    <style:style style:name="P3" style:family="paragraph" style:parent-style-name="Standard">
      <style:paragraph-properties fo:margin-top="0.0693in" fo:margin-bottom="0in" loext:contextual-spacing="false" fo:line-height="150%" fo:orphans="0" fo:widows="0"/>
    </style:style>
    <style:style style:name="P4" style:family="paragraph" style:parent-style-name="Standard" style:list-style-name="WWNum1">
      <style:paragraph-properties fo:margin-left="0.5in" fo:margin-right="0in" fo:margin-top="0.0693in" fo:margin-bottom="0in" loext:contextual-spacing="false" fo:line-height="150%" fo:orphans="0" fo:widows="0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false" fo:line-height="150%" fo:orphans="0" fo:widows="0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50%" fo:orphans="0" fo:widows="0" fo:text-indent="-0.25in" style:auto-text-indent="false"/>
    </style:style>
    <style:style style:name="P7" style:family="paragraph" style:parent-style-name="Standard">
      <style:paragraph-properties fo:margin-left="0in" fo:margin-right="0in" fo:margin-top="0.0693in" fo:margin-bottom="0.139in" loext:contextual-spacing="false" fo:line-height="150%" fo:orphans="0" fo:widows="0" fo:text-indent="0in" style:auto-text-indent="false"/>
    </style:style>
    <style:style style:name="P8" style:family="paragraph" style:parent-style-name="Title" style:master-page-name="Standard">
      <style:paragraph-properties style:page-number="1"/>
    </style:style>
    <style:style style:name="P9" style:family="paragraph" style:parent-style-name="Heading_20_2">
      <style:paragraph-properties fo:margin-top="0.139in" fo:margin-bottom="0.139in" loext:contextual-spacing="false" fo:line-height="150%" fo:orphans="0" fo:widows="0"/>
    </style:style>
    <style:style style:name="P10" style:family="paragraph" style:parent-style-name="Heading_20_2">
      <style:paragraph-properties fo:margin-top="0.0693in" fo:margin-bottom="0.139in" loext:contextual-spacing="false" fo:line-height="150%" fo:orphans="0" fo:widows="0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color="#666666" fo:font-size="18pt" fo:font-weight="bold" style:font-size-asian="18pt" style:font-weight-asian="bold" style:font-size-complex="18pt"/>
    </style:style>
    <style:style style:name="T3" style:family="text">
      <style:text-properties fo:color="#4285f4" fo:font-size="11pt" fo:font-weight="bold" style:font-size-asian="11pt" style:font-weight-asian="bold" style:font-size-complex="11pt"/>
    </style:style>
    <style:style style:name="T4" style:family="text">
      <style:text-properties fo:color="#4285f4" fo:font-size="11pt" style:font-size-asian="11pt" style:font-size-complex="11pt"/>
    </style:style>
    <style:style style:name="T5" style:family="text">
      <style:text-properties fo:color="#4285f4" fo:font-weight="bold" style:font-weight-asian="bold"/>
    </style:style>
    <style:style style:name="T6" style:family="text">
      <style:text-properties fo:color="#4285f4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pkgbtz7b6bsp"/><text:span text:style-name="T1">Stakeholder Requirements Document: Google Fiber</text:span></text:p>
      <text:p text:style-name="P1"><text:s text:c="88"/></text:p>
      <text:p text:style-name="P9"><text:span text:style-name="T3">BI Professional: </text:span><text:span text:style-name="T7">Cathyann Martin</text:span></text:p>
      <text:p text:style-name="P9"><text:span text:style-name="T3">Client/Sponsor:</text:span><text:span text:style-name="T7"> Emma Santiago, Hiring Manager</text:span></text:p>
      <text:p text:style-name="P9"><text:span text:style-name="T3">Business problem:</text:span><text:span text:style-name="T4"> <text:s/></text:span><text:span text:style-name="T7"><text:s/>To communicate with customers to lessen the volume and increase customer <text:s/>satisfaction and improve operational optimization. Create a dashboard to provide insights into repeat caller volumes in different markets and types of problems they represent. </text:span></text:p>
      <text:p text:style-name="P2"><text:span text:style-name="T5">Stakeholders:</text:span><text:span text:style-name="T6"> </text:span>Emma Santiago, Hiring Manager</text:p>
      <text:p text:style-name="P2"><text:s text:c="25"/>Keith Portone, Project Manager</text:p>
      <text:p text:style-name="P2"><text:s text:c="25"/>Minna Rah, Lead BI Analyst</text:p>
      <text:p text:style-name="P2"><text:s text:c="25"/>Ian Ortega, BI Analyst</text:p>
      <text:p text:style-name="P2"><text:s text:c="25"/>Sylvie Essa, BI Analyst</text:p>
      <text:p text:style-name="P10"><text:bookmark text:name="_60ywe9qv0mz8"/><text:span text:style-name="T3">Stakeholder usage details:</text:span><text:span text:style-name="T7"> Insights will inform whether the team is able to answer the customer questions and how often customers are repeatedly calling from different markets and the different problems. </text:span></text:p>
      <text:p text:style-name="P3"><text:span text:style-name="T5">Primary requirements:</text:span><text:span text:style-name="T6"> </text:span></text:p>
      <text:list xml:id="list415340934" text:style-name="WWNum1">
        <text:list-item>
          <text:p text:style-name="P4">A chart or table measuring repeat calls by their first contact date.</text:p>
        </text:list-item>
        <text:list-item>
          <text:p text:style-name="P5">A chart or table exploring repeat calls by market and problem type.</text:p>
        </text:list-item>
        <text:list-item>
          <text:p text:style-name="P5">Charts showcasing repeat calls by week, month, and quarter.</text:p>
        </text:list-item>
        <text:list-item>
          <text:p text:style-name="P5">Provide insights into the types of customer issues that seem to generate more repeat calls.</text:p>
        </text:list-item>
        <text:list-item>
          <text:p text:style-name="P5">Explore repeat caller trends in the three different markets.</text:p>
        </text:list-item>
        <text:list-item>
          <text:p text:style-name="P5">Design charts so the stakeholders can view trends by week, month, quarter, and year.</text:p>
        </text:list-item>
      </text:list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8" meta:word-count="182" meta:character-count="1387" meta:non-whitespace-character-count="1034"/>
    <meta:generator>LibreOfficeDev/6.0.5.2$Linux_X86_64 LibreOffice_project/</meta:generator>
  </office:meta>
</office:document-meta>
</file>